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7" style:family="paragraph" style:parent-style-name="Standard" style:list-style-name="L3">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8" style:family="paragraph" style:parent-style-name="Standard" style:list-style-name="L2">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29" style:family="paragraph" style:parent-style-name="Standard" style:list-style-name="L4">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style:font-name="Times New Roman1" fo:letter-spacing="normal" fo:font-style="normal" style:font-style-asian="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fo:background-color="transparent" style:font-name-asian="Calibri" style:font-weight-asian="normal" style:font-name-complex="Calibri"/>
    </style:style>
    <style:style style:name="T6" style:family="text">
      <style:text-properties fo:font-weight="normal" fo:background-color="transparent" style:font-name-asian="Calibri" style:font-weight-asian="normal" style:font-name-complex="Calibri" style:font-weight-complex="normal"/>
    </style:style>
    <style:style style:name="T7" style:family="text">
      <style:text-properties fo:font-weight="normal" fo:background-color="transparent" style:font-name-asian="Calibri" style:font-weight-asian="normal" style:font-name-complex="Calibri" style:font-weight-complex="bold"/>
    </style:style>
    <style:style style:name="T8" style:family="text">
      <style:text-properties fo:font-style="normal" style:text-underline-style="none" fo:font-weight="normal" style:font-style-asian="italic" style:font-style-complex="italic"/>
    </style:style>
    <style:style style:name="T9" style:family="text">
      <style:text-properties fo:font-style="normal"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normal"/>
    </style:style>
    <style:style style:name="T15" style:family="text">
      <style:text-properties fo:font-style="italic" fo:font-weight="normal" fo:background-color="transparent" style:font-name-asian="Calibri" style:font-style-asian="italic" style:font-weight-asian="normal" style:font-name-complex="Calibri" style:font-style-complex="italic"/>
    </style:style>
    <style:style style:name="T16"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7" style:family="text">
      <style:text-properties fo:background-color="#ffffff" style:font-name-complex="Arial"/>
    </style:style>
    <style:style style:name="T18" style:family="text">
      <style:text-properties style:font-name-asian="Courier" style:font-name-complex="Courier"/>
    </style:style>
    <style:style style:name="T19" style:family="text">
      <style:text-properties fo:language="de" fo:country="DE" fo:background-color="transparent" style:font-name-asian="Calibri" style:font-name-complex="Calibri"/>
    </style:style>
    <style:style style:name="T20" style:family="text">
      <style:text-properties fo:background-color="transparent"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list xml:id="list5310625843217541045" text:style-name="L1">
        <text:list-item>
          <text:p text:style-name="P26">Siły obu stron</text:p>
        </text:list-item>
      </text:list>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5">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podczas jakiej Węgrzy są jeszcze na audiencjach królewskich dwukrotnie – 19 lipca i </text:span><text:soft-page-break/><text:span text:style-name="T5">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5">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obrotem sprawy, ale dla pozycji Sobieskiego, który w tym momencie grał o wszystko </text:span><text:soft-page-break/><text:span text:style-name="T5">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koljnego roku, proponując wspólną akcje na lato 1676r. Wobec jednak niechętnego </text:span><text:soft-page-break/><text:span text:style-name="T5">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5">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oddelegowany do działań defensywnych na Odrze i obrony śląskiego zaplecza nie <text:soft-page-break/>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ofensywie jedynie na jednym kierunku, przy pasywnej obronie linii Odry, kroki <text:soft-page-break/>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2.) Milicje Piesze</text:p>
      <text:p text:style-name="P18"><text:soft-page-break/>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Holstein ) – 8 szwadronów, razem 800 ludzi, dodatkowo 6 wysłano do Brandenburgii <text:soft-page-break/>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3548442113359550525" text:style-name="WW8Num2">
        <text:list-item>
          <text:p text:style-name="P25">Jazda chorwacka Palffy'ego – 300 koni</text:p>
        </text:list-item>
        <text:list-item>
          <text:p text:style-name="P25">Jazda chorwacka Collalty'ego – 200 koni</text:p>
        </text:list-item>
        <text:list-item>
          <text:p text:style-name="P25">Husarze Barkarczy'ego – 200 koni</text:p>
        </text:list-item>
        <text:list-item>
          <text:p text:style-name="P25"><text:soft-page-break/>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7">(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październik oraz 5 października liczyła: </text:p>
      <text:p text:style-name="P1"><text:soft-page-break/>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Łącznie załoga Krakowa dysponowała do 4000 ludzi, dział różnych wagomiarów <text:soft-page-break/>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8">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9">Jana Wojciecha D</text:span><text:span text:style-name="T10">ö</text:span><text:span text:style-name="T9">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Folkmana – ściągnięty z Ukrainy</text:p>
      <text:p text:style-name="P1"><text:soft-page-break/>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e, co wiązało się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Wiodącą masę wojsk zgromadzonych przez Jana III stanowiły oddziały jazdy. <text:soft-page-break/>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Chorągiew tatarska Samuela Rzeczkowskiego</text:p>
      <text:p text:style-name="P1"><text:soft-page-break/>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Chorągiew husarska Andrzeja Potockiego, pod dowództwem Samuela Gurowskiego </text:p>
      <text:p text:style-name="P1"><text:soft-page-break/>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6899109425232530793" text:style-name="L2">
        <text:list-header>
          <text:p text:style-name="P28"><text:span text:style-name="T4">C</text:span>horągiew husarska (dawna pancerna) Jana Aleksandra Myszkowskiego, pod dowództwem Radeckiego</text:p>
          <text:p text:style-name="P28">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text:p>
      <text:p text:style-name="P1">Chorągiew pancerna Jana Ligenzy</text:p>
      <text:p text:style-name="P1">Chorągiew pancerna Jana Gałęzowskiego</text:p>
      <text:p text:style-name="P1">Chorągiew pancerna Jana Lipskiego</text:p>
      <text:p text:style-name="P1">Chorągiew pancerna Jana Piaseczyńskiego</text:p>
      <text:p text:style-name="P1">Chorągiew pancerna Atanazego Miączyńskiego, pod dowództwem Gęsickiego</text:p>
      <text:p text:style-name="P1"><text:soft-page-break/>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text:soft-page-break/>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Maksymiliana Wąsowicza</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8">Kazimierza Dowgiało Zawiszy</text:span></text:p>
      <text:p text:style-name="P1">Chorągiew petyhorska Hieronima Sanguszki, pod dowództwem Andrzeja Scipio de <text:soft-page-break/>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8">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8">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wyprawy piesze sandomierska, oraz grupy z lubelskiego i z Mazowsza), 5500 dragonów, do 14 000 jazdy, w tym 3500 litewskiej – łącznie dawało to 25500 ludzi. </text:p>
      <text:p text:style-name="P1"><text:soft-page-break/>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2">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3.) Pułk Jana Karola Daniłowicza</text:p>
      <text:p text:style-name="P1">Chorągiew pancerna Jana Karola Daniłowicza</text:p>
      <text:p text:style-name="P1"><text:soft-page-break/>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obowli -<text:span text:style-name="T4"> około 600 ludzi </text:span></text:p>
      <text:p text:style-name="P1">Chorągiew piechoty węgierskiej Siekierzyńskiego</text:p>
      <text:p text:style-name="P1">Regiment piechoty płk. Józefa Łączyńskiego</text:p>
      <text:p text:style-name="P1">Regiment Dragonów Mikołaja Potockiego <text:s/></text:p>
      <text:p text:style-name="P1"/>
      <text:p text:style-name="P5">2.) Garnizon Żywca -<text:span text:style-name="T4">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2">3.) Garnizon Czorsztyna</text:span> <text:span text:style-name="T12">-</text:span><text:span text:style-name="T4"> około 400 ludzi </text:span></text:p>
      <text:p text:style-name="P1">chorągiew serdyńska, pod rotmistrzem Tomaszem Kazimierzem Głuskim</text:p>
      <text:p text:style-name="P1">Regiment piechoty płk. Andrzeja Prusinowskiego </text:p>
      <text:p text:style-name="P1"/>
      <text:p text:style-name="P5">4.) Garnizon Wiśniccy - około 600 ludzi </text:p>
      <text:p text:style-name="P1">Oddział nadworny Lubomierskich </text:p>
      <text:p text:style-name="P1">Regiment piechoty pod dowództwem Prusińskiego</text:p>
      <text:p text:style-name="P1">chorągiew lekka Krzysztofa Szachmancera </text:p>
      <text:p text:style-name="P1"/>
      <text:p text:style-name="P1"><text:span text:style-name="T12">5.) Poznań </text:span>(Regiment Dragonów Władysława Łosia pod dowództwem ppłk. <text:soft-page-break/>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2">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2">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1.) Pułk Stefana Bidzińskiego</text:p>
      <text:p text:style-name="P1">Chorągiew husarska Stanisława Jabłonowskiego, pod dowództwem Zbigniewa <text:soft-page-break/>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Razem ok. 1200 ludzi </text:p>
      <text:p text:style-name="P1"/>
      <text:p text:style-name="P5">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text:soft-page-break/>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text:soft-page-break/>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5">1.) Pułk jazdy Karola Niemiricza </text:p>
      <text:p text:style-name="P1"><text:soft-page-break/>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Regiment piechoty ppłk. Jerzego Hahn'a </text:p>
      <text:p text:style-name="P8">Regiment piechoty płk. Jana Linkhauza </text:p>
      <text:p text:style-name="P8"><text:soft-page-break/>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freikompania Stanisława Sapiehy, pod dowództwem Wojciecha Wojnarowskiego </text:p>
      <text:p text:style-name="P8">W sumie stanowiło to około 1000 koni. Chorągwie te rozlokowano na Żmudzi i pod <text:soft-page-break/>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list xml:id="list8899173745031498929" text:style-name="L3">
        <text:list-item>
          <text:p text:style-name="P27">Wyprawa wojsk cesarskich na Kraków</text:p>
        </text:list-item>
      </text:list>
      <text:p text:style-name="P1">W dniu 3 października z Cieszyna wyszły oddziały cesarskie. Pomaszerowały one wolno w kierunku Krakowa. Dowódca austriacki Filip von Platz-Sulzbach nie zgromadził jednak wszystkich swoich oddziałów, bowiem wbrew wyraźnym rozkazom Joachim von Spork nie odesłał tych wojsk jakie gromadził w rejonie Wrocławia. Poza regimentem piechoty jego szefostwa, znajdowały się tam pojedyncze kompanie regimentów Fonii i Rimpler, cztery freikompanie piechoty oraz jednostki miejscowej milicji, a także kawaleria, z regimentu Capr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text:soft-page-break/>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text:soft-page-break/>podjazd kirasjerów i dragonów - razem 9 szwadronów prowadzonych przez ks. Johanna Adolpha von Schleswig-Holsteina (1634-1704) dotarły i spaliły przedmieścia Oświęcimia, a następnie zajęły i splądrowały zamek w Lipowcu. Pozostał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jakich był major odpowiedzialny za przeprowadzenie pomiarów przed rozpoczęciem prac oblężniczych. </text:p>
      <text:p text:style-name="P1">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text:soft-page-break/>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text:soft-page-break/>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text:soft-page-break/>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text:soft-page-break/>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text:soft-page-break/>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text:soft-page-break/>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ext:soft-page-break/>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text:soft-page-break/>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8">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text:soft-page-break/>gdzie natknęli się na zbrojne masy miejscowego chłopstwa i górników, co spowodowało, iż postanowili zawrócić), a następnie przez Skawinę, Wadowice, Kęty i Białą. Granicę przeszli<text:span text:style-name="T4">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19">von Salm, von Sachsen-Merseburg pod komendą płk. </text:span><text:span text:style-name="T20">Rolshause (przybyły dopiero na przełomie </text:span><text:soft-page-break/><text:span text:style-name="T20">października i listopada), co dawało ok. 5000 piechoty. Więcej energii wkładano w </text:span><text:span text:style-name="T20">odbudowie i powiększenie stanu jazdy. Wszystkich kirasjerów i dragonów skupiono </text:span><text:span text:style-name="T20">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942185500497808874" text:style-name="L4">
        <text:list-header>
          <text:p text:style-name="P29"/>
          <text:p text:style-name="P29"/>
          <text:p text:style-name="P29"/>
          <text:p text:style-name="P29"/>
          <text:p text:style-name="P29">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3">Militsch</text:span>), który zajęto 24 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text:soft-page-break/>leżach zimowych pod Wołczynem (<text:span text:style-name="T13">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5">W tej sytuacji ruszył Sobieski spod Krakowa przez Olkusz, Sławków, Będzin i Czeladź, gdzie dotarł w dniu 29 października, a dniu następnym stanął w cesarskim Bytomiu (</text:span><text:span text:style-name="T15">Beuthen</text:span><text:span text:style-name="T5">),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5">Oppeln</text:span><text:span text:style-name="T5">), Brzegu (</text:span><text:span text:style-name="T15">Brieg</text:span><text:span text:style-name="T5">) i Wrocławiu (</text:span><text:span text:style-name="T15">Breslau</text:span><text:span text:style-name="T5">). Przy czym obronę tego ostatniego uważano za kluczową i spodziewano się stoczyć bitwę na jego przedpolach w przypadku bezpośredniego zagrożenia miasta. W pierwszej fazie nie było jednak jasne w jakim kierunku wojska RON się skierują, gdyż mogły także zaatakować Morawy i dlatego wybrano pozycję pod Raciborzem (</text:span><text:span text:style-name="T15">Ratibor</text:span><text:span text:style-name="T5">), jako wyjściową do dalszych działań. Sobieski był świadomy swoich braków w artylerii, co przekreślało jego mściwości przeprowadzenia skutecznych oblężeń. Zaszachować Wrocław, spustoszyć ziemie śląskie i rozbić w polu oddziały </text:span><text:soft-page-break/><text:span text:style-name="T5">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5">Krappitz</text:span><text:span text:style-name="T5">), a w dniu 3 listopada pod Koźle (</text:span><text:span text:style-name="T15">Cosel</text:span><text:span text:style-name="T5">),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5">Mikolina (</text:span><text:span text:style-name="T15">Nikoline</text:span><text:span text:style-name="T5">)</text:span><text:span text:style-name="T5">. Rzeka miał jednak wysokie stany, okazało się to bardzo trudne i do następnego, dnia to jest 4 listopada przeszła jazda, dragonii zostali 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5">Lewin</text:span><text:span text:style-name="T5">), jaki został spustoszony i spalony tego samego dnia. W dniu jednak następnym, nocą wiedzeni przez łunę pożarów dragonii cesarscy – 15 szwadronów i kirasjerzy 9 szwadronów pod </text:span><text:soft-page-break/><text:span text:style-name="T5">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5">Ohlau</text:span><text:span text:style-name="T5">)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7 listopada podszedł pod Oławę, zarzucili też plan przejścia Odry i zdecydowali, iż </text:span><text:soft-page-break/><text:span text:style-name="T5">prowadząc umiejętne manewry oraz wykorzystując załogi w Opolu i Brzegu, przeszkodzą Polakom w efektywnym zablokowaniu Wrocławia</text:span><text:span text:style-name="T5">. </text:span><text:span text:style-name="T6">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6">Kreuzburg</text:span><text:span text:style-name="T6">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3">Oels</text:span>) nagle 9 listopada, a dnia 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text:soft-page-break/>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3">Dyhernfurth</text:span> ( dwie nowo zwerbowane kompanie regimentu Rimpler ze Ścinawy - <text:span text:style-name="T13">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3">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text:soft-page-break/>pozostawiono całą piechotą. Potem Polacy skierowali się, na Środę Śląską (<text:span text:style-name="T13">Neumarkt in Schlesien</text:span>), zniszczoną - 15 listopada, a następnego dnia stanęli w Jaworze (<text:span text:style-name="T13">Jauer</text:span>), skąd ściągnięto 15000 talarów kontrybucji. Te ruchy zaniepokoiło dowódców cesarskich. Dotąd niewykorzystywaną jazdę odesłali pod Kąty Wrocławskie (<text:span text:style-name="T13">Canth</text:span>) 15 listopada, potem podeszły wieczorem 16 listopada pod m. Osiek (<text:span text:style-name="T13">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3">Striegau</text:span>) w dniu 17 listopada rano stanęła i spaliła Żarów (<text:span text:style-name="T13">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3">Schweidnitz</text:span>), gdzie był jeszcze tego samego dnia jednak miasta nie zajął i pod dniu przerwy 19 listopada udał się na Świebodzice (<text:span text:style-name="T13">Freiburg</text:span>) i Bolków (<text:span text:style-name="T13">Bolkenhain</text:span>) niezmiernie pustosząc okolice. W dniu 20 listopada był w Świerzawie (<text:span text:style-name="T13">Schönau an der Katzbach</text:span>), następnego w Złotoryi (<text:span text:style-name="T13">Goldberg</text:span>), która też mu się oparła, podobnie jak kolejny cel osiągniety 22 listopada – Legnica (<text:span text:style-name="T13">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W tym samym czasie, gdy trwała opisana powyżej wyprawa oddziałów <text:soft-page-break/>Sieniawskiego, aktywne działania prowadził również H. Lubomirski. W dniu 17 listopada wycofał się na Sobótkę (<text:span text:style-name="T13">Zobten am Berge</text:span>). Był tam do 20 listopada. Jazda cesarska tymczasem przeszła przez Żarów na Świdnicę, ale następnego dnia zawróciła i szybko przemieściła się na Wiązów (<text:span text:style-name="T13">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3">Strehlen</text:span>), ale 22 listopada spaliwszy miasto cofnął się na Dzierżoniów (<text:span text:style-name="T13">Reichenbach</text:span>), gdyż od Wiązowa, chcąc wyjść mu naprzeciw gnali przeciw niemu Austriacy. Próbowali go dopaść w dniu 23 listopada pod Pieszycami (<text:span text:style-name="T13">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3">Langenbielau</text:span>) i cofnął się na Świdnicę, w dniu 24 był w Strzegomie. Tam do 26 listopada stał, a potem wyruszył przez Jawor pod Prochowice (<text:span text:style-name="T13">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powodu pory roku dużego znaczenia nie miało. </text:p>
      <text:p text:style-name="P14"><text:span text:style-name="T5">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Austriacy przeprawili się przez rzekę w porządku i już w dniu 20 listopada przystąpili </text:span><text:soft-page-break/><text:span text:style-name="T5">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bili się dzielnie i pola nie oddali, ataki polskiej kawalerii na nic się zdały. Jedyną </text:span><text:soft-page-break/><text:span text:style-name="T5">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gromadziły się potem w dużej swej masie w rejonie Żor (</text:span><text:span text:style-name="T15">Sohrau</text:span><text:span text:style-name="T5">) i Raciborza, wraz z </text:span><text:soft-page-break/><text:span text:style-name="T5">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3">Herrnstadt</text:span>) i Żmigród (<text:span text:style-name="T13">Trachenberg</text:span>). Sam Sieniawski wyjechał jednak prędko leczyć się z trudów walk do swych posiadłości na Rusi, na zastępcę desygnując Andrzeja Modrzewskiego. Hieronim Lubomirski z tymi chorągwiami jakie mu podczas kampanii przyporządkowano stanął w okolicach Namysłowa (<text:span text:style-name="T13">Namslau</text:span>). Szczęsny Potocki miał stać pod Obornikami Śląskimi (<text:span text:style-name="T13">Obernigk</text:span>) i Trzebnicą (<text:span text:style-name="T13">Trebnitz</text:span>), ale on sam także szybko wyjechał do swych włości i dowództwo nad tymi siłami przyjął Hieronim Lubomirski. Pozostałe oddziały jazdy <text:soft-page-break/>pod komendą A. Miączyńskiego miały stać pod Sycowem (<text:span text:style-name="T13">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text:soft-page-break/>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text:soft-page-break/>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1">absolutyzmu</text:span><text:span text:style-name="T13">, </text:span><text:span text:style-name="T11">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4">List</text:span><text:span text:style-name="T11"> </text:span><text:span text:style-name="T13">pewnego obywatela na sejmik proszowicki w punkta ujęty</text:span><text:span text:style-name="T11">”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text:soft-page-break/>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5"><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partii przeciwnej wojnie i zaoferować swe usługi mediacyjne. Polscy biskupi </text:span><text:soft-page-break/><text:span text:style-name="T5">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6"> </text:span><text:span text:style-name="T1">Antonio Pignatelli (1615-1700) - przyszły papież Innocenty XII, który wcześniej w służbie dyplomatycznej był legatem w Polsce oraz w Austrii, mający jednocześnie silne poparcie kardynała <text:s/>Benedetto Odescalchi'ego (1611-1689) - przyszłego papieża Innocentego XI. <text:s/></text:span><text:span text:style-name="T6">Posłowie Sob</text:span><text:span text:style-name="T5">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 siedzieli po północy, a cesarscy po południowej stronie Odry i obie strony w ten sposób sprawiedliwie oddzieleni pragnęli przede wszystkim przezimować, bez wdawania się w zbrojne </text:span><text:soft-page-break/><text:span text:style-name="T5">starcia. </text:span></text:p>
      <text:p text:style-name="P14"><text:span text:style-name="T5">W marcu 1676 r. na Węgry znów spada najazd Ordy </text:span><text:span text:style-name="T6">B</text:span><text:span text:style-name="T5">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1 marca 1676 r. na ostateczne rozmowy z Polakami w sprawie pokoju. W dniu 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podejmowanych prób przez dyplomację francuską utrzymania Sobieskiego w sojuszu </text:span><text:soft-page-break/><text:span text:style-name="T5">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1">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dalszych okładów, których przedmiotem była by wspólna dywersja Jana III i Fryderyka Wilhelma wobec Austrii. <text:s/>W Wiedniu postanowiono aktywnie przeciwdziałać tej możliwości. </text:p>
      <text:p text:style-name="P14"><text:span text:style-name="T5">Ponownie dochodzi do rozmów pokojowych za pośrednictwem posłów papieskich. Sobieski pośpiesznie wyznacza już 11 marca swych komisarzy do zawarcia rozejmu i </text:span><text:soft-page-break/><text:span text:style-name="T5">kilka dni później zostaje wyznaczone miejsce rozmów. Polska delegacja w towarzystwie cesarskiego wysłannika osobie Gottlieba Amadeusa Grafa von Windisch - Graetz'a pojawia się na neutralnym gruncie w miejscowości Leśnica (</text:span><text:span text:style-name="T15">Leschnitz</text:span><text:span text:style-name="T5">) niedaleko Opola, gdzie zawarty zostaje w dniu 10 kwietnia rozejm. Na miejscu oczekuje przedstawiciele cesarza Ferdinand Bonaventura I Graf Harrach (1637-1706) </text:span><text:span text:style-name="T6">oraz biskup wrocławski Friedrich von Hessen (1616-1682)</text:span><text:span text:style-name="T5">. Stronę polską reprezentują komisarze królewscy – kanclerz Jan Wielopolski, wojewoda sieradzki Szczęsny Potocki, </text:span><text:span text:style-name="T7">wojewoda kaliski Jana Opalińskiego, kasztelan lwowski Aleksandr Fredro, smoleński Jana Derhoff, biskup warmiński Jan Wydżga oraz biskup krakowski Andrzej Trzebnicki</text:span><text:span text:style-name="T5">. Swoim posłom Sobieski wydał instrukcję dającą im dużą swobodę, nakazująca zawarcie jak najszybszego porozumienia bez forsowania trudności w sprawach drugorzędnych, tak aby uzyskać prawa do Prus i legitymizować prawa do tronu Sobieskich.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pogodzenia się Sobieskiego z Habsburgami oznaczała przekreślenie własnych </text:span><text:soft-page-break/><text:span text:style-name="T5">spekulacji politycznych wobec Węgier. Andrzej Morsztyn wparty francuskimi dyplomatami wysłał swego krewnego Szczęsnego Morsztyna (1631-1687) do księcia Anhalt-Dessau Jana Jerzego III (1627-1693) - będącego wojskowym w służbie brandenburskiej, aby za jego pośrednictwem nawiązać kontakty z Wielkim Elektorem. Wymiany listów z okresu marzec-kwiecień 1676roku nie przyniosły żadnych efektów, propozycje te nie zbudzały zaufania, ale z drugiej strony podsunęły Brandenburczykom myśl podjęcia próby zyskania wpływów w kręgu ludzi dotąd bliskich Sobieskiego i zainfekowania jego obozu jadem opozycji, a nie dotąd wspierania tylko jego zdeklarowanych wrogów. </text:span></text:p>
      <text:p text:style-name="P11">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p>
      <text:p text:style-name="P11">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text:soft-page-break/>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rozejmowi złożyli bez większych uwag swe relację, a w dniu następnym obie strony <text:soft-page-break/>sformułowały swe stanowisko. Kolejne sesje odbyły się w dniu 27 kwietnia, 30 kwietnia, 2 maja, 4 maja, 8 maja i 14 maja. Potwierdzając treść rozejmu poza kontrowersjami znajdowały się <text:s/>uznanie dawnych granic i brak roszczeń terytorialnych. Zobowiązanie stron do nie spierania wzajemnych wrogów, dla cesarza miało znaczenie zapewnienie Polaków od powstrzymania pomocy dla Węgrów. Miano zamknąć granicę przed wysyłaniem broni, ochotników, francuskiej pomocy, miano wydalić francuskich agentów to organizujących. Polacy dosyć chętnie przystali na ten zapis, choć w przyszłości gorzej było z jego przestrzeganiem, w każdym razie Jan III zdecydowanie odciął się od pomocy dla węgierskich rebeliantów i inspirowania tatarskich napadów. Z przeciwnej strony cesarscy dyplomaci mieli zagwarantować nie udzielania żadnego wsparcia opozycji antykrólewskiej i przystępowania do działań wymierzonych w Jana III i jego syna Jakuba, oraz potwierdzić uznanie dla efektów polskiej elekcji. Habsburgowie mieli zrezygnować ze wszelkich pretensji do korony polskiej, w ich imieniu zobowiązanie te zaprzysięgał cesarz, którego reprezentowali jego dyplomaci. W zamian Sobieski uznawał prawa cesarza do węgierskiej korony. Strony uzgodniły wspólną politykę wobec zaatakowania ich przez wspólnych wrogów, ale nie był to traktat sojuszniczy, bowiem nie miał ten zapis gwarancji. To uzgodnienie ograniczało się do sformułowania ogólnych ram obu państw wobec Turcji. W przypadku zaatakowania ich jednocześnie przez Portę mieli oni sobie pomagać jak to sformułowano "radą i pomocą". W przypadku zaś wyłącznie ataku na jedno z zainteresowanych państw drugie miało użyć swych wpływów dyplomatycznych i mediacji dla powstrzymania agresji. <text:s/>Do aktu pokojowego włączono treść traktatów bytomsko-będzińskich z roku 1589, nowy miał być rodzajem suplementu do niego. W taki sposób rozwiązano pewną kontrowersje z przypisaniu winy za rozpoczęcie wojny i złamania łączącego oba kraje pokoju. Co prawda formalnie to cesarz wypowiedział wojnę, ale jak starali się tłumaczyć jego dyplomaci za sprawą pogwałcenia przez Rzeczpospolitą dotychczasowej przyjaźni. W końcu postanowiono sprawę przemilczeć, winę uznać za obopólną, ale bez precyzowania tego przesadnie w treści układu. Kolejne spory wyrosły w kwestii odszkodowania dla Eleonory Habsburg. W pierwszej chwili <text:soft-page-break/>cesarscy delegaci wysunęli żądanie zachowania przy niej tytułu Królowej Polski oraz wypłacenia jej 35 000 dukatów, tj. ok. 600 000 złotych. W kurach mówiono, iż roszczenia finansowe uznano by za niebyłe, gdyby Sobieski rozwiódł się z Marysieńką i ożenił z Eleonorą. Ta mogła by u wnieść ziemie Śląskie i ścisły układ sojuszniczy z cesarzem. O tym jednak nie było mowy, oficjalnie tej sprawy oczywiście nie podniesiono wśród delegatów. Jednak Polacy żądania finansowe uznali za wygórowane, byli skłonni wypłacić jedynie 150 000zł. Austriacy odpowiadali, iż Eleonora w Warszawie zostawiła też sporo klejnotów i zdeponowanych kapitałów, na co twierdzono, iż to nie prawda, gdyż wszystko wywiozła. Spraw utknęła na jakiś czas. Dopiero podczas prywatnej rozmowy w dniu 1 maja między biskupem krakowskim Andrzejem Trzebnickiem a Grafem Harrach osiągnięto zgodę w sprawie odszkodowania. Jan III zobowiązywał się wypłacić sumy posagowe Eleonorze ustalone na kwotę 200 000zł i zabezpieczone dożywotnie na Żywiecczyźnie. W skład tego uposażenia wchodziły dobra suskie, ślemieńskie i żywieckie, odziedziczone przez Rzeczpospolitą, po śmierci Jana Kazimierza, który z kolei potrzymał je w spadku po matce i bracie. Oceniano, iż sprawnie administrowane będą przynosiły znacznie większy dochód niż zapisany w traktacie Eleonorze, dlatego strona cesarska na tą propozycję przystała. <text:s/>Przekazanie tych ziem miało odbyć się pod warunkiem, że ta zrzeka się na przyszłości jakichkolwiek pretensji wobec Polski - materialnych czy 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text:p>
      <text:p text:style-name="P16">Kolejną sprawą był opór dyplomatów cesarskich w daniu jasnych deklaracji wobec statusu Prus, na czym Polakom bardzo zależało. Dowodzili uparcie o swych prawach do tych ziem i odebraniu ich po prostu, oraz wskazywaniu, iż traktaty welawsko-bydgoskie były bez prawne, nie zyskały sankcji Rzeczypospolitej, zatem nie ma podstaw za uznawanie suwerenności brandenburskiej na ich terytorium. Argumenty te jednak słabo przekonywały drugą stronę. Byli raczej za zmuszeniem Sobieskiego <text:soft-page-break/>do przyjęcia mediacji zagranicznych pod kierownictwem cesarza dla rozstrzygnięcia sprawy przyszłości Prus, na co strona polska zgodzić się nie mogła, bowiem oznaczało to by wycofania się z własnych tak uparcie forsowanych przekonań o Prusach Księżych, jako immanentnej części Korony Polskiej. Polacy wysunęli zatem propozycję, w dniu 14 maja, aby do traktatu wpisać zapis, iż nie mają oni żadnych roszczeń wobec ziem wchodzących w skład Rzeszy, a przyjmując "łaskę mediacji cesarskiej" zastrzegają, iż ma ona dotyczyć sprawy pokoju z Fryderykiem Wilhelmem, jako takim, bez osobnego wymienienie Prus, które są częścią Korony Polskiej. Austriacy na to przystali dochodząc do wniosku, iż odstąpienie Sobieskiego od wpierania Węgrów i uznanie cesarskiego pośrednictwa w negocjacjach pokojowych z Brandenburgią, na trwale wyrywa RON z obozu francuskiego i neutralizuje zagrożenie z jej strony dla interesów habsburskich. Po myśli strony polskiej energicznie działał legat papieski przekonując, iż to ustępstwo nienaruszające w żaden sposób interesów cesarskich pozwala zyskać nowe polityczne możliwości wobec Jana III i Fryderyka Wilhelma. </text:p>
      <text:p text:style-name="P16">W myśl tego punktu, cesarz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text:p>
      <text:p text:style-name="P16">Po zawarciu pokoju misja legata papieskiego <text:span text:style-name="T2">Francesco Buonvisi'ego dobiegła końca. 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text:span><text:soft-page-break/><text:span text:style-name="T2">konfliktu z cesarzem Leopoldem. Tylko konieczność utrzymywania w Warszawie </text:span><text:span text:style-name="T2">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ieskiego w randze ambasadorskiej do Rzeczpospolitej nie wysłano aż do roku 1681. Interes papieża reprezentował niższej rangi przedstawicielstwo w osobie biskupa Koryntu Francesco Martelli'ego (1633- 1717), który do Polski przyjechał wiosną 1678roku. </text:span></text:p>
      <text:p text:style-name="P17"><text:span text:style-name="T3">Już jesienią na dworze wiedeńskim zaczął przeważa pogląd, iż sojusz </text:span><text:span text:style-name="T4">z 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cesarz Leopold przychylał się do stanowiska zerwania z zachowującym się dwulicowo Wielkim Elektorem, co przynosiło też pokój z RON i wyrywało Sobieskiego z obozu francuskiego. Wpływowy przewodniczący nadwornej rady wojennej sławny wódz Raimondo Montecuccoli (1609-1680), nie składał jednoznacznych deklaracji politycznych, ale wskazywał na front nad Renem jako kluczowy, a sprawę poskromienia węgierskich za ważniejszą strategicznie, niż prowadzenie wojny z Rzeczpospolitą. W tym czasie, na wiosnę 1676roku Ludwik XIV prowadził groźną ofensywę w Fryzji, a nad Renem ks. Karolowi Lotaryńskiemu brakowało żołnierzy, aby własną kontrofensywą osłabić agresywne działania Francuzów. Co prawda Fryderyk Wilhelm przez cały czas prowadząc dwulicową </text:span><text:soft-page-break/><text:span text:style-name="T4">politykę, wysyłał swoich dyplomatów, aby przekonać cesarza do kontynuowania wojny i przekazania mu jeszcze większej pomocy, ale wysiłki te przynosiły coraz mniejsze zrozumienie. Elektorowi brakowało argumentów czy pieniędzy, aby utwierdzić koła rządowe w Wiedniu w zasadności kontynuowania przymierza na dotychczasowych zasadach. Natomiast cesarz niepokoił się zabiegami elektora o pokój z Francją i odstąpienia od koalicji w jakiej dotąd był. Nowa polityka Brandenb</text:span><text:span text:style-name="T3">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Wschodnich rodziła natomiast korzyść, iż jako sojusznik Francji będzie słabszy, a 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text:span><text:soft-page-break/><text:span text:style-name="T3">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nie poświę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ona możliwość wpływu na sprawy węgierskie, neutralizację Mołdawii, 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4-12-07T18:20:25.29</dc:date>
    <meta:editing-duration>PT22H13M46S</meta:editing-duration>
    <meta:editing-cycles>57</meta:editing-cycles>
    <meta:generator>OpenOffice/4.0.1$Win32 OpenOffice.org_project/401m5$Build-9714</meta:generator>
    <meta:document-statistic meta:table-count="0" meta:image-count="0" meta:object-count="0" meta:page-count="65" meta:paragraph-count="470" meta:word-count="17769" meta:character-count="129933"/>
  </office:meta>
</office:document-meta>
</file>